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Helvetica, sans-serif"/>
    <style:font-face style:name="Liberation Serif" svg:font-family="'Liberation Serif'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20%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widows="1" fo:text-indent="0cm" style:auto-text-indent="false"/>
    </style:style>
    <style:style style:name="T1" style:family="text">
      <style:text-properties fo:font-variant="normal" fo:text-transform="none" fo:color="#000000" style:text-line-through-style="none" style:font-name="Liberation Serif" fo:font-size="12pt" fo:font-style="normal" style:text-underline-style="none" style:text-blinking="false" fo:background-color="transparent"/>
    </style:style>
    <style:style style:name="T2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8655ae2-b5b5-3344-12ca-7a82f2fb49f9"/>UC04 : « supprimer un commentaire »</text:p>
      <text:p text:style-name="P1">Date de Création : 11/10/16</text:p>
      <text:p text:style-name="P2"><text:span text:style-name="T1">Auteur :  Zeineb Boussadia<text:line-break/>Description : suppression d’un commentaire par un enseignant</text:span></text:p>
      <text:p text:style-name="Text_20_body"/>
      <text:p text:style-name="P1">Acteur : Enseignant</text:p>
      <text:p text:style-name="P1">Précondition : Une authentification est  nécessaire pour pouvoir établir cette tâche</text:p>
      <text:p text:style-name="Text_20_body"/>
      <text:p text:style-name="P1">Séquencement nominal:</text:p>
      <text:p text:style-name="Text_20_body"/>
      <text:p text:style-name="P1">1- Le système affiche la zone commentaire</text:p>
      <text:p text:style-name="P1">2-L’enseignant sélectionne un ou plusieurs commentaires à supprimer</text:p>
      <text:p text:style-name="P1">3-L'enseignant valide la suppression du commentaire</text:p>
      <text:p text:style-name="P1">4-Le système affiche un message de confirmation de la suppression </text:p>
      <text:p text:style-name="P1">5-L'enseignant confirme la suppression</text:p>
      <text:p text:style-name="P1">6-Le système confirme la suppression </text:p>
      <text:p text:style-name="P5"/>
      <text:p text:style-name="P1">Enchaînement Alternatif :</text:p>
      <text:p text:style-name="Text_20_body"/>
      <text:p text:style-name="P1">Postcondition : Commentaire supprimé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Helvetica, sans-serif"/>
    <style:font-face style:name="Liberation Serif" svg:font-family="'Liberation Serif'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ineb boussadia</meta:initial-creator>
    <meta:creation-date>2016-10-11T23:46:09</meta:creation-date>
    <meta:document-statistic meta:table-count="0" meta:image-count="0" meta:object-count="0" meta:page-count="1" meta:paragraph-count="14" meta:word-count="87" meta:character-count="634"/>
    <dc:date>2016-10-12T00:44:09</dc:date>
    <dc:creator>zeineb boussadia</dc:creator>
    <meta:editing-duration>PT12M29S</meta:editing-duration>
    <meta:editing-cycles>1</meta:editing-cycles>
    <meta:generator>OpenOffice/4.1.2$Unix OpenOffice.org_project/412m3$Build-9782</meta:generator>
  </office:meta>
</office:document-meta>
</file>